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bevel" draw:fill="solid" draw:fill-color="#cfcfcf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2.9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1cm" fo:min-width="3.8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1.4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1.5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1.9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line-height="100%" fo:text-align="center"/>
      <style:text-properties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family="'Courier 10 Pitch'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DejaVu Sans Mono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55.773cm" svg:height="27.763cm" svg:x="0cm" svg:y="0cm" svg:viewBox="0 0 55774 27764" draw:points="0,0 55774,0 55774,27764 0,27764 0,0">
          <text:p/>
        </draw:polyline>
        <draw:frame draw:style-name="gr2" draw:text-style-name="P2" draw:layer="layout" svg:width="1.095cm" svg:height="0.831cm" svg:x="1.083cm" svg:y="3.096cm">
          <draw:text-box>
            <text:p text:style-name="P1"><text:span text:style-name="T1">+1</text:span></text:p>
          </draw:text-box>
        </draw:frame>
        <draw:frame draw:style-name="gr2" draw:text-style-name="P2" draw:layer="layout" svg:width="1.095cm" svg:height="0.831cm" svg:x="3.681cm" svg:y="3.107cm">
          <draw:text-box>
            <text:p text:style-name="P1"><text:span text:style-name="T1">+3</text:span></text:p>
          </draw:text-box>
        </draw:frame>
        <draw:frame draw:style-name="gr2" draw:text-style-name="P2" draw:layer="layout" svg:width="1.095cm" svg:height="0.831cm" svg:x="2.441cm" svg:y="3.096cm">
          <draw:text-box>
            <text:p text:style-name="P1"><text:span text:style-name="T1">+2</text:span></text:p>
          </draw:text-box>
        </draw:frame>
        <draw:frame draw:style-name="gr2" draw:text-style-name="P2" draw:layer="layout" svg:width="1.095cm" svg:height="0.831cm" svg:x="4.914cm" svg:y="3.096cm">
          <draw:text-box>
            <text:p text:style-name="P1"><text:span text:style-name="T1">-1</text:span></text:p>
          </draw:text-box>
        </draw:frame>
        <draw:frame draw:style-name="gr2" draw:text-style-name="P2" draw:layer="layout" svg:width="1.095cm" svg:height="0.831cm" svg:x="1.409cm" svg:y="4.32cm">
          <draw:text-box>
            <text:p text:style-name="P1"><text:span text:style-name="T1">+1</text:span></text:p>
          </draw:text-box>
        </draw:frame>
        <draw:frame draw:style-name="gr2" draw:text-style-name="P2" draw:layer="layout" svg:width="1.095cm" svg:height="0.831cm" svg:x="5.459cm" svg:y="4.32cm">
          <draw:text-box>
            <text:p text:style-name="P1"><text:span text:style-name="T1">+3</text:span></text:p>
          </draw:text-box>
        </draw:frame>
        <draw:frame draw:style-name="gr2" draw:text-style-name="P2" draw:layer="layout" svg:width="1.095cm" svg:height="0.831cm" svg:x="3.434cm" svg:y="4.32cm">
          <draw:text-box>
            <text:p text:style-name="P1"><text:span text:style-name="T1">+2</text:span></text:p>
          </draw:text-box>
        </draw:frame>
        <draw:frame draw:style-name="gr2" draw:text-style-name="P2" draw:layer="layout" svg:width="1.095cm" svg:height="0.831cm" svg:x="1.391cm" svg:y="5.807cm">
          <draw:text-box>
            <text:p text:style-name="P1"><text:span text:style-name="T1">-1</text:span></text:p>
          </draw:text-box>
        </draw:frame>
        <draw:frame draw:style-name="gr3" draw:text-style-name="P2" draw:layer="layout" svg:width="3.475cm" svg:height="0.831cm" svg:x="0.985cm" svg:y="8.017cm">
          <draw:text-box>
            <text:p text:style-name="P1"><text:span text:style-name="T1">START/STOP</text:span></text:p>
          </draw:text-box>
        </draw:frame>
        <draw:frame draw:style-name="gr4" draw:text-style-name="P3" draw:layer="layout" svg:width="4.364cm" svg:height="0.841cm" svg:x="0.976cm" svg:y="10.083cm">
          <draw:text-box>
            <text:p text:style-name="P1"><text:span text:style-name="T1">PERIOD/RELAOD</text:span></text:p>
          </draw:text-box>
        </draw:frame>
        <draw:frame draw:style-name="gr5" draw:text-style-name="P2" draw:layer="layout" svg:width="1.994cm" svg:height="0.831cm" svg:x="4.704cm" svg:y="8.017cm">
          <draw:text-box>
            <text:p text:style-name="P1"><text:span text:style-name="T1">RESET</text:span></text:p>
          </draw:text-box>
        </draw:frame>
        <draw:frame draw:style-name="gr5" draw:text-style-name="P2" draw:layer="layout" svg:width="1.994cm" svg:height="0.831cm" svg:x="5.298cm" svg:y="10.088cm">
          <draw:text-box>
            <text:p text:style-name="P1"><text:span text:style-name="T1">SETUP</text:span></text:p>
          </draw:text-box>
        </draw:frame>
        <draw:frame draw:style-name="gr5" draw:text-style-name="P2" draw:layer="layout" svg:width="1.994cm" svg:height="0.831cm" svg:x="0.965cm" svg:y="4.821cm">
          <draw:text-box>
            <text:p text:style-name="P1"><text:span text:style-name="T1">MIN+1</text:span></text:p>
          </draw:text-box>
        </draw:frame>
        <draw:frame draw:style-name="gr5" draw:text-style-name="P2" draw:layer="layout" svg:width="1.994cm" svg:height="0.831cm" svg:x="5.015cm" svg:y="4.821cm">
          <draw:text-box>
            <text:p text:style-name="P1"><text:span text:style-name="T1">SEC-1</text:span></text:p>
          </draw:text-box>
        </draw:frame>
        <draw:frame draw:style-name="gr5" draw:text-style-name="P2" draw:layer="layout" svg:width="1.994cm" svg:height="0.831cm" svg:x="2.99cm" svg:y="4.821cm">
          <draw:text-box>
            <text:p text:style-name="P1"><text:span text:style-name="T1">SEC+1</text:span></text:p>
          </draw:text-box>
        </draw:frame>
        <draw:frame draw:style-name="gr5" draw:text-style-name="P2" draw:layer="layout" svg:width="1.994cm" svg:height="0.831cm" svg:x="0.947cm" svg:y="6.308cm">
          <draw:text-box>
            <text:p text:style-name="P1"><text:span text:style-name="T1">SEC+5</text:span></text:p>
          </draw:text-box>
        </draw:frame>
        <draw:frame draw:style-name="gr6" draw:text-style-name="P4" draw:layer="layout" svg:width="2.036cm" svg:height="0.831cm" svg:x="7.52cm" svg:y="3.096cm">
          <draw:text-box>
            <text:p text:style-name="P1"><text:span text:style-name="T2">HOME</text:span></text:p>
          </draw:text-box>
        </draw:frame>
        <draw:frame draw:style-name="gr6" draw:text-style-name="P4" draw:layer="layout" svg:width="2.036cm" svg:height="0.831cm" svg:x="7.52cm" svg:y="3.98cm">
          <draw:text-box>
            <text:p text:style-name="P1"><text:span text:style-name="T2">AWAY</text:span></text:p>
          </draw:text-box>
        </draw:frame>
        <draw:frame draw:style-name="gr7" draw:text-style-name="P4" draw:layer="layout" svg:width="2.417cm" svg:height="0.831cm" svg:x="7.511cm" svg:y="4.841cm">
          <draw:text-box>
            <text:p text:style-name="P1"><text:span text:style-name="T2">TIM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cm" fo:margin-bottom="2.4cm" fo:margin-left="1cm" fo:margin-right="1.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5T21:48:32</dc:date>
    <meta:generator>LibreOffice/3.5$Linux_x86 LibreOffice_project/350m1$Build-2</meta:generator>
    <meta:editing-duration>PT55M28S</meta:editing-duration>
    <meta:editing-cycles>29</meta:editing-cycles>
    <meta:document-statistic meta:object-count="20"/>
  </office:meta>
</office:document-meta>
</file>